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38000004384858A836187C616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galite" svg:font-family="Egalite" style:font-adornments="Bold Italic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  <style:font-face style:name="Zoya" svg:font-family="Zoya" style:font-adornments="Bold" style:font-pitch="variable"/>
  </office:font-face-decls>
  <office:automatic-styles>
    <style:style style:name="P1" style:family="paragraph" style:parent-style-name="Standard">
      <style:text-properties style:font-name="Fira Sans" officeooo:paragraph-rsid="001227d4"/>
    </style:style>
    <style:style style:name="P2" style:family="paragraph" style:parent-style-name="Standard">
      <style:text-properties style:font-name="Fira Sans" officeooo:paragraph-rsid="00140f31"/>
    </style:style>
    <style:style style:name="P3" style:family="paragraph" style:parent-style-name="Standard">
      <style:text-properties style:font-name="Fira Sans" officeooo:paragraph-rsid="001496d1"/>
    </style:style>
    <style:style style:name="P4" style:family="paragraph" style:parent-style-name="Standard">
      <style:text-properties style:font-name="Fira Sans" officeooo:paragraph-rsid="001615f2"/>
    </style:style>
    <style:style style:name="P5" style:family="paragraph" style:parent-style-name="Standard">
      <style:text-properties style:font-name="Fira Sans" officeooo:paragraph-rsid="0019bf9d"/>
    </style:style>
    <style:style style:name="P6" style:family="paragraph" style:parent-style-name="Standard">
      <style:text-properties style:font-name="Fira Sans" officeooo:paragraph-rsid="001b91c7"/>
    </style:style>
    <style:style style:name="P7" style:family="paragraph" style:parent-style-name="Standard">
      <style:text-properties style:font-name="Fira Sans" officeooo:paragraph-rsid="001d5949"/>
    </style:style>
    <style:style style:name="P8" style:family="paragraph" style:parent-style-name="Heading_20_1">
      <style:text-properties officeooo:paragraph-rsid="0019bf9d"/>
    </style:style>
    <style:style style:name="P9" style:family="paragraph" style:parent-style-name="Heading_20_2">
      <style:paragraph-properties fo:padding="0.0201in" fo:border-left="none" fo:border-right="none" fo:border-top="none" fo:border-bottom="0.06pt solid #000000"/>
    </style:style>
    <style:style style:name="P10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1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140f31" fo:background-color="transparent"/>
    </style:style>
    <style:style style:name="P12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1496d1" fo:background-color="transparent"/>
    </style:style>
    <style:style style:name="P13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1615f2" fo:background-color="transparent"/>
    </style:style>
    <style:style style:name="P14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19bf9d" fo:background-color="transparent"/>
    </style:style>
    <style:style style:name="P15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1b91c7" fo:background-color="transparent"/>
    </style:style>
    <style:style style:name="P16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274ec9" fo:background-color="transparent"/>
    </style:style>
    <style:style style:name="P17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1d5949" fo:background-color="transparent"/>
    </style:style>
    <style:style style:name="P18" style:family="paragraph" style:parent-style-name="Standard">
      <style:paragraph-properties ch2_options="{'Style': 'default', 'Language': 'Java', 'UseCharStyles': 1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style:font-name="Fira Sans" fo:language="zxx" fo:country="none" fo:font-style="normal" style:text-underline-style="none" fo:font-weight="normal" officeooo:paragraph-rsid="0027a6a5" fo:background-color="transparent"/>
    </style:style>
    <style:style style:name="P19" style:family="paragraph" style:parent-style-name="Standard">
      <style:text-properties style:font-name="Fira Sans" officeooo:paragraph-rsid="00140f31"/>
    </style:style>
    <style:style style:name="P20" style:family="paragraph" style:parent-style-name="Standard">
      <style:text-properties style:font-name="Fira Sans" officeooo:paragraph-rsid="001496d1"/>
    </style:style>
    <style:style style:name="P21" style:family="paragraph" style:parent-style-name="Standard">
      <style:text-properties style:font-name="Fira Sans" officeooo:paragraph-rsid="001615f2"/>
    </style:style>
    <style:style style:name="P22" style:family="paragraph" style:parent-style-name="Standard">
      <style:text-properties style:font-name="Fira Sans" officeooo:paragraph-rsid="0019bf9d"/>
    </style:style>
    <style:style style:name="P23" style:family="paragraph" style:parent-style-name="Standard">
      <style:text-properties style:font-name="Fira Sans" officeooo:paragraph-rsid="001b91c7"/>
    </style:style>
    <style:style style:name="P24" style:family="paragraph" style:parent-style-name="Standard">
      <style:text-properties style:font-name="Fira Sans" officeooo:paragraph-rsid="00274ec9"/>
    </style:style>
    <style:style style:name="P25" style:family="paragraph" style:parent-style-name="Standard">
      <style:text-properties style:font-name="Fira Sans" officeooo:paragraph-rsid="001d5949"/>
    </style:style>
    <style:style style:name="P26" style:family="paragraph" style:parent-style-name="Standard">
      <style:text-properties style:font-name="Fira Sans" officeooo:paragraph-rsid="0027a6a5"/>
    </style:style>
    <style:style style:name="T1" style:family="text">
      <style:text-properties officeooo:rsid="00126cbc"/>
    </style:style>
    <style:style style:name="T2" style:family="text">
      <style:text-properties officeooo:rsid="00140f31"/>
    </style:style>
    <style:style style:name="T3" style:family="text">
      <style:text-properties officeooo:rsid="001496d1"/>
    </style:style>
    <style:style style:name="T4" style:family="text">
      <style:text-properties officeooo:rsid="001615f2"/>
    </style:style>
    <style:style style:name="T5" style:family="text">
      <style:text-properties officeooo:rsid="00180aca"/>
    </style:style>
    <style:style style:name="T6" style:family="text">
      <style:text-properties officeooo:rsid="0019313c"/>
    </style:style>
    <style:style style:name="T7" style:family="text">
      <style:text-properties officeooo:rsid="001b91c7"/>
    </style:style>
    <style:style style:name="T8" style:family="text">
      <style:text-properties officeooo:rsid="001d5949"/>
    </style:style>
    <style:style style:name="T9" style:family="text">
      <style:text-properties officeooo:rsid="001e5a65"/>
    </style:style>
    <style:style style:name="T10" style:family="text">
      <style:text-properties officeooo:rsid="001f45d3"/>
    </style:style>
    <style:style style:name="T11" style:family="text">
      <style:text-properties fo:font-size="12pt"/>
    </style:style>
    <style:style style:name="T12" style:family="text">
      <style:text-properties fo:font-size="12pt" fo:language="zxx" fo:country="none"/>
    </style:style>
    <style:style style:name="T13" style:family="text">
      <style:text-properties fo:color="#3d7b7b" loext:opacity="100%"/>
    </style:style>
    <style:style style:name="T14" style:family="text">
      <style:text-properties fo:color="#3d7b7b" loext:opacity="100%" fo:font-size="12pt"/>
    </style:style>
    <style:style style:name="T15" style:family="text">
      <style:text-properties fo:color="#3d7b7b" loext:opacity="100%" fo:font-size="12pt" fo:font-weight="normal"/>
    </style:style>
    <style:style style:name="T16" style:family="text">
      <style:text-properties fo:color="#3d7b7b" loext:opacity="100%" fo:font-size="12pt" fo:language="zxx" fo:country="none"/>
    </style:style>
    <style:style style:name="T17" style:family="text">
      <style:text-properties fo:color="#3d7b7b" loext:opacity="100%" fo:font-weight="normal"/>
    </style:style>
    <style:style style:name="T18" style:family="text">
      <style:text-properties style:use-window-font-color="true" loext:opacity="0%"/>
    </style:style>
    <style:style style:name="T19" style:family="text">
      <style:text-properties style:use-window-font-color="true" loext:opacity="0%" fo:font-size="12pt" fo:language="zxx" fo:country="none" fo:font-style="normal" style:text-underline-style="none" fo:font-weight="normal" fo:background-color="transparent" loext:char-shading-value="0"/>
    </style:style>
    <style:style style:name="T20" style:family="text">
      <style:text-properties officeooo:rsid="00292e0c"/>
    </style:style>
    <style:style style:name="T21" style:family="text">
      <style:text-properties fo:background-color="#ffff00" loext:char-shading-value="0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92e0c" fo:background-color="#ffff00" loext:char-shading-value="0"/>
    </style:style>
    <style:style style:name="T24" style:family="text">
      <style:text-properties officeooo:rsid="00292e0c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CCE 122 | Lab Problem 02 (<text:span text:style-name="T20">Answer</text:span>s)</text:h>
      <text:h text:style-name="Heading_20_10" text:outline-level="10">To avoid plagiarism <text:span text:style-name="T22">password lock</text:span> and <text:span text:style-name="T22">restrict on </text:span><text:span text:style-name="T24">copy paste</text:span> will be applied</text:h>
      <text:h text:style-name="Heading_20_1" text:outline-level="1">1. Write a Java program to print 'Hello' on screen and then print your name on a separate line.</text:h>
      <text:p text:style-name="Standard">Hello<text:line-break/>Alexandra Abramov</text:p>
      <text:p text:style-name="Standard"/>
      <text:p text:style-name="P10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a</text:span><text:span text:style-name="ch2_5f_default.Text.Whitespace"> </text:span><text:span text:style-name="ch2_5f_default.Punctuation">{</text:span></text:p>
      <text:p text:style-name="P10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0"><text:span text:style-name="ch2_5f_default.Text.Whitespace"><text:span text:style-name="T14">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Hello"</text:span><text:span text:style-name="ch2_5f_default.Punctuation">);</text:span></text:p>
      <text:p text:style-name="P10"><text:span text:style-name="ch2_5f_default.Text.Whitespace"><text:span text:style-name="T14">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Sharafat Karim"</text:span><text:span text:style-name="ch2_5f_default.Punctuation">);</text:span></text:p>
      <text:p text:style-name="P10"><text:span text:style-name="ch2_5f_default.Text.Whitespace"><text:span text:style-name="T14">5 <text:s/></text:span></text:span><text:span text:style-name="ch2_5f_default.Text.Whitespace"><text:s text:c="4"/></text:span><text:span text:style-name="ch2_5f_default.Punctuation">}</text:span></text:p>
      <text:p text:style-name="P10"><text:span text:style-name="ch2_5f_default.Punctuation"><text:span text:style-name="T14">6 <text:s/></text:span></text:span><text:span text:style-name="ch2_5f_default.Punctuation">}</text:span></text:p>
      <text:p text:style-name="P1"/>
      <text:h text:style-name="Heading_20_1" text:outline-level="1">2. Write a Java program to print the sum of two numbers.</text:h>
      <text:p text:style-name="P2">Test Data:<text:line-break/>74 + 36<text:line-break/></text:p>
      <text:p text:style-name="P2">110</text:p>
      <text:p text:style-name="P2"/>
      <text:p text:style-name="P11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b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3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74</text:span><text:span text:style-name="ch2_5f_default.Punctuation">;</text:span></text:p>
      <text:p text:style-name="P11"><text:span text:style-name="ch2_5f_default.Text.Whitespace"><text:span text:style-name="T14">4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36</text:span><text:span text:style-name="ch2_5f_default.Punctuation">;</text:span></text:p>
      <text:p text:style-name="P11"><text:span text:style-name="ch2_5f_default.Text.Whitespace"><text:span text:style-name="T14"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c</text:span><text:span text:style-name="ch2_5f_default.Text.Whitespace"> </text:span><text:span text:style-name="ch2_5f_default.Operator">=</text:span><text:span text:style-name="ch2_5f_default.Text.Whitespace"> 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Punctuation">;</text:span></text:p>
      <text:p text:style-name="P11"><text:span text:style-name="ch2_5f_default.Text.Whitespace"><text:span text:style-name="T14"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c</text:span><text:span text:style-name="ch2_5f_default.Punctuation">);</text:span></text:p>
      <text:p text:style-name="P11"><text:span text:style-name="ch2_5f_default.Text.Whitespace"><text:span text:style-name="T14">7 <text:s/></text:span></text:span><text:span text:style-name="ch2_5f_default.Text.Whitespace"><text:s text:c="4"/></text:span><text:span text:style-name="ch2_5f_default.Punctuation">}</text:span></text:p>
      <text:p text:style-name="P11"><text:span text:style-name="ch2_5f_default.Punctuation"><text:span text:style-name="T14">8 <text:s/></text:span></text:span><text:span text:style-name="ch2_5f_default.Punctuation">}</text:span></text:p>
      <text:p text:style-name="P2"/>
      <text:h text:style-name="Heading_20_1" text:outline-level="1"><text:span text:style-name="T1">3. </text:span>Write a Java program to divide two numbers and print on the screen.</text:h>
      <text:p text:style-name="P2">Test Data :<text:line-break/>50/3<text:line-break/><text:line-break/>16</text:p>
      <text:p text:style-name="P2"/>
      <text:p text:style-name="P11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c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3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50</text:span><text:span text:style-name="ch2_5f_default.Punctuation">;</text:span></text:p>
      <text:p text:style-name="P11"><text:span text:style-name="ch2_5f_default.Text.Whitespace"><text:span text:style-name="T14">4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3</text:span><text:span text:style-name="ch2_5f_default.Punctuation">;</text:span></text:p>
      <text:p text:style-name="P11"><text:soft-page-break/><text:span text:style-name="ch2_5f_default.Text.Whitespace"><text:span text:style-name="T14"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c</text:span><text:span text:style-name="ch2_5f_default.Text.Whitespace"> </text:span><text:span text:style-name="ch2_5f_default.Operator">=</text:span><text:span text:style-name="ch2_5f_default.Text.Whitespace"> </text:span><text:span text:style-name="ch2_5f_default.Name">a</text:span><text:span text:style-name="ch2_5f_default.Text.Whitespace"> </text:span><text:span text:style-name="ch2_5f_default.Operator">/</text:span><text:span text:style-name="ch2_5f_default.Text.Whitespace"> </text:span><text:span text:style-name="ch2_5f_default.Name">b</text:span><text:span text:style-name="ch2_5f_default.Punctuation">;</text:span></text:p>
      <text:p text:style-name="P11"><text:span text:style-name="ch2_5f_default.Text.Whitespace"><text:span text:style-name="T14"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c</text:span><text:span text:style-name="ch2_5f_default.Punctuation">);</text:span></text:p>
      <text:p text:style-name="P11"><text:span text:style-name="ch2_5f_default.Text.Whitespace"><text:span text:style-name="T14">7 <text:s/></text:span></text:span><text:span text:style-name="ch2_5f_default.Text.Whitespace"><text:s text:c="4"/></text:span><text:span text:style-name="ch2_5f_default.Punctuation">}</text:span></text:p>
      <text:p text:style-name="P11"><text:span text:style-name="ch2_5f_default.Punctuation"><text:span text:style-name="T14">8 <text:s/></text:span></text:span><text:span text:style-name="ch2_5f_default.Punctuation">}</text:span></text:p>
      <text:p text:style-name="P11"><text:span text:style-name="ch2_5f_default.Punctuation"/></text:p>
      <text:h text:style-name="Heading_20_1" text:outline-level="1"><text:span text:style-name="T2">4. </text:span>Write a Java program to print the result of the following operations.</text:h>
      <text:p text:style-name="P2">a. -5 + 8 * 6<text:line-break/>b. (55+9) % 9<text:line-break/>c. 20 + -3*5 / 8<text:line-break/>d. 5 + 15 / 3 * 2 - 8 % 3<text:line-break/><text:line-break/>43<text:line-break/>1<text:line-break/>19<text:line-break/>13</text:p>
      <text:p text:style-name="P2"/>
      <text:p text:style-name="P11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d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Operator">-</text:span><text:span text:style-name="ch2_5f_default.Literal.Number.Integer">5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.Integer">8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6</text:span><text:span text:style-name="ch2_5f_default.Punctuation">);</text:span></text:p>
      <text:p text:style-name="P11"><text:span text:style-name="ch2_5f_default.Text.Whitespace"><text:span text:style-name="T14">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(</text:span><text:span text:style-name="ch2_5f_default.Literal.Number.Integer">55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.Integer">9</text:span><text:span text:style-name="ch2_5f_default.Punctuation">)</text:span><text:span text:style-name="ch2_5f_default.Text.Whitespace"> </text:span><text:span text:style-name="ch2_5f_default.Operator">%</text:span><text:span text:style-name="ch2_5f_default.Text.Whitespace"> </text:span><text:span text:style-name="ch2_5f_default.Literal.Number.Integer">9</text:span><text:span text:style-name="ch2_5f_default.Punctuation">);</text:span></text:p>
      <text:p text:style-name="P11"><text:span text:style-name="ch2_5f_default.Text.Whitespace"><text:span text:style-name="T14"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Number.Integer">20</text:span><text:span text:style-name="ch2_5f_default.Text.Whitespace"> </text:span><text:span text:style-name="ch2_5f_default.Operator">+</text:span><text:span text:style-name="ch2_5f_default.Text.Whitespace"> </text:span><text:span text:style-name="ch2_5f_default.Operator">-</text:span><text:span text:style-name="ch2_5f_default.Literal.Number.Integer">3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5</text:span><text:span text:style-name="ch2_5f_default.Text.Whitespace"> </text:span><text:span text:style-name="ch2_5f_default.Operator">/</text:span><text:span text:style-name="ch2_5f_default.Text.Whitespace"> </text:span><text:span text:style-name="ch2_5f_default.Literal.Number.Integer">8</text:span><text:span text:style-name="ch2_5f_default.Punctuation">);</text:span></text:p>
      <text:p text:style-name="P11"><text:span text:style-name="ch2_5f_default.Text.Whitespace"><text:span text:style-name="T14"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Number.Integer">5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.Integer">15</text:span><text:span text:style-name="ch2_5f_default.Text.Whitespace"> </text:span><text:span text:style-name="ch2_5f_default.Operator">/</text:span><text:span text:style-name="ch2_5f_default.Text.Whitespace"> </text:span><text:span text:style-name="ch2_5f_default.Literal.Number.Integer">3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Integer">2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Integer">8</text:span><text:span text:style-name="ch2_5f_default.Text.Whitespace"> </text:span><text:span text:style-name="ch2_5f_default.Operator">%</text:span><text:span text:style-name="ch2_5f_default.Text.Whitespace"> </text:span><text:span text:style-name="ch2_5f_default.Literal.Number.Integer">3</text:span><text:span text:style-name="ch2_5f_default.Punctuation">);</text:span></text:p>
      <text:p text:style-name="P11"><text:span text:style-name="ch2_5f_default.Text.Whitespace"><text:span text:style-name="T14">7 <text:s/></text:span></text:span><text:span text:style-name="ch2_5f_default.Text.Whitespace"><text:s text:c="4"/></text:span><text:span text:style-name="ch2_5f_default.Punctuation">}</text:span></text:p>
      <text:p text:style-name="P11"><text:span text:style-name="ch2_5f_default.Punctuation"><text:span text:style-name="T14">8 <text:s/></text:span></text:span><text:span text:style-name="ch2_5f_default.Punctuation">}</text:span></text:p>
      <text:p text:style-name="P2"/>
      <text:h text:style-name="Heading_20_1" text:outline-level="1"><text:span text:style-name="T2">5. </text:span>Write a Java program that takes two numbers as input and display the product of two numbers.</text:h>
      <text:p text:style-name="P2">Input first number: 25<text:line-break/>Input second number: 5<text:line-break/><text:line-break/>25 x 5 = 125</text:p>
      <text:p text:style-name="P2"/>
      <text:p text:style-name="P11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1"><text:span text:style-name="ch2_5f_default.Text.Whitespace"><text:span text:style-name="T14"><text:s/>2 <text:s/></text:span></text:span></text:p>
      <text:p text:style-name="P11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e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Punctuation">,</text:span><text:span text:style-name="ch2_5f_default.Text.Whitespace"> </text:span><text:span text:style-name="ch2_5f_default.Name">b</text:span><text:span text:style-name="ch2_5f_default.Punctuation">;</text:span></text:p>
      <text:p text:style-name="P11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1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first number: "</text:span><text:span text:style-name="ch2_5f_default.Punctuation">);</text:span></text:p>
      <text:p text:style-name="P11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1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second number: "</text:span><text:span text:style-name="ch2_5f_default.Punctuation">);</text:span></text:p>
      <text:p text:style-name="P11"><text:span text:style-name="ch2_5f_default.Text.Whitespace"><text:span text:style-name="T14">10 <text:s/></text:span></text:span><text:span text:style-name="ch2_5f_default.Text.Whitespace"><text:s text:c="8"/>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text:span text:style-name="ch2_5f_default.Text.Whitespace"> <text:s text:c="2"/></text:span></text:p>
      <text:p text:style-name="P11"><text:soft-page-break/><text:span text:style-name="ch2_5f_default.Text.Whitespace"><text:span text:style-name="T14">11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1"><text:span text:style-name="ch2_5f_default.Text.Whitespace"><text:span text:style-name="T14">12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x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Text.Whitespace"> </text:span><text:span text:style-name="ch2_5f_default.Operator">*</text:span><text:span text:style-name="ch2_5f_default.Text.Whitespace"> </text:span><text:span text:style-name="ch2_5f_default.Name">b</text:span><text:span text:style-name="ch2_5f_default.Punctuation">);</text:span></text:p>
      <text:p text:style-name="P11"><text:span text:style-name="ch2_5f_default.Text.Whitespace"><text:span text:style-name="T14">13 <text:s/></text:span></text:span><text:span text:style-name="ch2_5f_default.Text.Whitespace"><text:s text:c="4"/></text:span><text:span text:style-name="ch2_5f_default.Punctuation">}</text:span></text:p>
      <text:p text:style-name="P11"><text:span text:style-name="ch2_5f_default.Punctuation"><text:span text:style-name="T14">14 <text:s/></text:span></text:span><text:span text:style-name="ch2_5f_default.Punctuation">}</text:span></text:p>
      <text:p text:style-name="P2"/>
      <text:h text:style-name="Heading_20_1" text:outline-level="1"><text:span text:style-name="T2">6. </text:span>Write a Java program to print the sum (addition), multiply, subtract, divide and remainder of two numbers.</text:h>
      <text:p text:style-name="P2">Input first number: 125<text:line-break/>Input second number: 24<text:line-break/><text:line-break/>125 + 24 = 149<text:line-break/>125 - 24 = 101<text:line-break/>125 x 24 = 3000<text:line-break/>125 / 24 = 5<text:line-break/>125 mod 24 = 5</text:p>
      <text:p text:style-name="P2"/>
      <text:p text:style-name="P11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1"><text:span text:style-name="ch2_5f_default.Text.Whitespace"><text:span text:style-name="T14"><text:s/>2 <text:s/></text:span></text:span></text:p>
      <text:p text:style-name="P11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f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Punctuation">,</text:span><text:span text:style-name="ch2_5f_default.Text.Whitespace"> </text:span><text:span text:style-name="ch2_5f_default.Name">b</text:span><text:span text:style-name="ch2_5f_default.Punctuation">;</text:span></text:p>
      <text:p text:style-name="P11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1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first number: "</text:span><text:span text:style-name="ch2_5f_default.Punctuation">);</text:span></text:p>
      <text:p text:style-name="P11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1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second number: "</text:span><text:span text:style-name="ch2_5f_default.Punctuation">);</text:span></text:p>
      <text:p text:style-name="P11"><text:span text:style-name="ch2_5f_default.Text.Whitespace"><text:span text:style-name="T14">10 <text:s/></text:span></text:span><text:span text:style-name="ch2_5f_default.Text.Whitespace"><text:s text:c="8"/>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text:span text:style-name="ch2_5f_default.Text.Whitespace"> <text:s text:c="2"/></text:span></text:p>
      <text:p text:style-name="P11"><text:span text:style-name="ch2_5f_default.Text.Whitespace"><text:span text:style-name="T14">11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1"><text:span text:style-name="ch2_5f_default.Text.Whitespace"><text:span text:style-name="T14">12 <text:s/></text:span></text:span></text:p>
      <text:p text:style-name="P11"><text:span text:style-name="ch2_5f_default.Text.Whitespace"><text:span text:style-name="T14">1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+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Punctuation">));</text:span></text:p>
      <text:p text:style-name="P11"><text:span text:style-name="ch2_5f_default.Text.Whitespace"><text:span text:style-name="T14">1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-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Name">a</text:span><text:span text:style-name="ch2_5f_default.Text.Whitespace"> </text:span><text:span text:style-name="ch2_5f_default.Operator">-</text:span><text:span text:style-name="ch2_5f_default.Text.Whitespace"> </text:span><text:span text:style-name="ch2_5f_default.Name">b</text:span><text:span text:style-name="ch2_5f_default.Punctuation">));</text:span></text:p>
      <text:p text:style-name="P11"><text:span text:style-name="ch2_5f_default.Text.Whitespace"><text:span text:style-name="T14">1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x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Text.Whitespace"> </text:span><text:span text:style-name="ch2_5f_default.Operator">*</text:span><text:span text:style-name="ch2_5f_default.Text.Whitespace"> </text:span><text:span text:style-name="ch2_5f_default.Name">b</text:span><text:span text:style-name="ch2_5f_default.Punctuation">);</text:span></text:p>
      <text:p text:style-name="P11"><text:span text:style-name="ch2_5f_default.Text.Whitespace"><text:span text:style-name="T14">1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/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Text.Whitespace"> </text:span><text:span text:style-name="ch2_5f_default.Operator">/</text:span><text:span text:style-name="ch2_5f_default.Text.Whitespace"> </text:span><text:span text:style-name="ch2_5f_default.Name">b</text:span><text:span text:style-name="ch2_5f_default.Punctuation">);</text:span></text:p>
      <text:p text:style-name="P11"><text:span text:style-name="ch2_5f_default.Text.Whitespace"><text:span text:style-name="T14">1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mod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Text.Whitespace"> </text:span><text:span text:style-name="ch2_5f_default.Operator">%</text:span><text:span text:style-name="ch2_5f_default.Text.Whitespace"> </text:span><text:span text:style-name="ch2_5f_default.Name">b</text:span><text:span text:style-name="ch2_5f_default.Punctuation">);</text:span></text:p>
      <text:p text:style-name="P11"><text:span text:style-name="ch2_5f_default.Text.Whitespace"><text:span text:style-name="T14">18 <text:s/></text:span></text:span><text:span text:style-name="ch2_5f_default.Text.Whitespace"><text:s text:c="4"/></text:span><text:span text:style-name="ch2_5f_default.Punctuation">}</text:span></text:p>
      <text:p text:style-name="P11"><text:span text:style-name="ch2_5f_default.Punctuation"><text:span text:style-name="T14">19 <text:s/></text:span></text:span><text:span text:style-name="ch2_5f_default.Punctuation">}</text:span></text:p>
      <text:p text:style-name="P2"/>
      <text:h text:style-name="Heading_20_1" text:outline-level="1"><text:span text:style-name="T2">7. </text:span>Write a Java program that takes a number as input and prints its multiplication table upto 10.</text:h>
      <text:p text:style-name="P2">Input a number: 8<text:line-break/><text:line-break/>8 x 1 = 8<text:line-break/>8 x 2 = 16<text:line-break/>8 x 3 = 24<text:line-break/><text:soft-page-break/>...<text:line-break/>8 x 10 = 80</text:p>
      <text:p text:style-name="P2"/>
      <text:p text:style-name="P11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1"><text:span text:style-name="ch2_5f_default.Text.Whitespace"><text:span text:style-name="T14"><text:s/>2 <text:s/></text:span></text:span></text:p>
      <text:p text:style-name="P11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g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<text:s/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a number: "</text:span><text:span text:style-name="ch2_5f_default.Punctuation">);</text:span></text:p>
      <text:p text:style-name="P11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1"><text:span text:style-name="ch2_5f_default.Text.Whitespace"><text:span text:style-name="T14"><text:s/>7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1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1"><text:span text:style-name="ch2_5f_default.Text.Whitespace"><text:span text:style-name="T14"><text:s/>9 <text:s/></text:span></text:span><text:span text:style-name="ch2_5f_default.Text.Whitespace"><text:s text:c="8"/></text:span></text:p>
      <text:p text:style-name="P11"><text:span text:style-name="ch2_5f_default.Text.Whitespace"><text:span text:style-name="T14">10 <text:s/></text:span></text:span><text:span text:style-name="ch2_5f_default.Text.Whitespace"><text:s text:c="8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i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Integer">1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lt;=</text:span><text:span text:style-name="ch2_5f_default.Text.Whitespace"> </text:span><text:span text:style-name="ch2_5f_default.Literal.Number.Integer">10</text:span><text:span text:style-name="ch2_5f_default.Punctuation">;</text:span><text:span text:style-name="ch2_5f_default.Text.Whitespace"> </text:span><text:span text:style-name="ch2_5f_default.Name">i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11"><text:span text:style-name="ch2_5f_default.Text.Whitespace"><text:span text:style-name="T14">11 <text:s/></text:span></text:span><text:span text:style-name="ch2_5f_default.Text.Whitespace"><text:s text:c="12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x "</text:span><text:span text:style-name="ch2_5f_default.Text.Whitespace"> </text:span><text:span text:style-name="ch2_5f_default.Operator">+</text:span><text:span text:style-name="ch2_5f_default.Text.Whitespace"> </text:span><text:span text:style-name="ch2_5f_default.Name">i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=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Text.Whitespace"> </text:span><text:span text:style-name="ch2_5f_default.Operator">*</text:span><text:span text:style-name="ch2_5f_default.Text.Whitespace"> </text:span><text:span text:style-name="ch2_5f_default.Name">i</text:span><text:span text:style-name="ch2_5f_default.Punctuation">);</text:span></text:p>
      <text:p text:style-name="P11"><text:span text:style-name="ch2_5f_default.Text.Whitespace"><text:span text:style-name="T14">12 <text:s/></text:span></text:span><text:span text:style-name="ch2_5f_default.Text.Whitespace"><text:s text:c="8"/></text:span><text:span text:style-name="ch2_5f_default.Punctuation">}</text:span></text:p>
      <text:p text:style-name="P11"><text:span text:style-name="ch2_5f_default.Text.Whitespace"><text:span text:style-name="T14">13 <text:s/></text:span></text:span><text:span text:style-name="ch2_5f_default.Text.Whitespace"><text:s text:c="4"/></text:span><text:span text:style-name="ch2_5f_default.Punctuation">}</text:span></text:p>
      <text:p text:style-name="P11"><text:span text:style-name="ch2_5f_default.Punctuation"><text:span text:style-name="T14">14 <text:s/></text:span></text:span><text:span text:style-name="ch2_5f_default.Punctuation">}</text:span></text:p>
      <text:p text:style-name="P2"/>
      <text:h text:style-name="Heading_20_1" text:outline-level="1"><text:span text:style-name="T2">8. </text:span>Write a Java program to display the following pattern.</text:h>
      <text:p text:style-name="P3">J a v v a <text:line-break/>J a a v v a a <text:line-break/>J J aaaaa V V aaaaa <text:line-break/>JJ a a V a a</text:p>
      <text:p text:style-name="P3"/>
      <text:p text:style-name="P12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h</text:span><text:span text:style-name="ch2_5f_default.Text.Whitespace"> </text:span><text:span text:style-name="ch2_5f_default.Punctuation">{</text:span></text:p>
      <text:p text:style-name="P12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2"><text:span text:style-name="ch2_5f_default.Text.Whitespace"><text:span text:style-name="T14">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<text:s text:c="2"/>J <text:s text:c="3"/>a <text:s text:c="2"/>v <text:s text:c="4"/>v <text:s/>a"</text:span><text:span text:style-name="ch2_5f_default.Punctuation">);</text:span></text:p>
      <text:p text:style-name="P12"><text:span text:style-name="ch2_5f_default.Text.Whitespace"><text:span text:style-name="T14">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<text:s text:c="2"/>J <text:s text:c="2"/>a a <text:s text:c="2"/>v <text:s text:c="2"/>v <text:s/>a a"</text:span><text:span text:style-name="ch2_5f_default.Punctuation">);</text:span></text:p>
      <text:p text:style-name="P12"><text:span text:style-name="ch2_5f_default.Text.Whitespace"><text:span text:style-name="T14"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J <text:s/>J <text:s/>aaaaa <text:s text:c="2"/>V V <text:s/>aaaaa"</text:span><text:span text:style-name="ch2_5f_default.Punctuation">);</text:span></text:p>
      <text:p text:style-name="P12"><text:span text:style-name="ch2_5f_default.Text.Whitespace"><text:span text:style-name="T14"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JJ <text:s/>a <text:s text:c="4"/>a <text:s text:c="2"/>V <text:s/>a <text:s text:c="4"/>a"</text:span><text:span text:style-name="ch2_5f_default.Punctuation">);</text:span></text:p>
      <text:p text:style-name="P12"><text:span text:style-name="ch2_5f_default.Text.Whitespace"><text:span text:style-name="T14">7 <text:s/></text:span></text:span><text:span text:style-name="ch2_5f_default.Text.Whitespace"><text:s text:c="4"/></text:span><text:span text:style-name="ch2_5f_default.Punctuation">}</text:span></text:p>
      <text:p text:style-name="P12"><text:span text:style-name="ch2_5f_default.Punctuation"><text:span text:style-name="T14">8 <text:s/></text:span></text:span><text:span text:style-name="ch2_5f_default.Punctuation">}</text:span></text:p>
      <text:p text:style-name="P3"/>
      <text:h text:style-name="Heading_20_1" text:outline-level="1"><text:span text:style-name="T3">9. </text:span>Write a Java program to compute the specified expressions and print the output.</text:h>
      <text:p text:style-name="P4">((25.5 * 3.5 - 3.5 * 3.5) / (40.5 - 4.5))<text:line-break/><text:line-break/>2.138888888888889</text:p>
      <text:p text:style-name="P4"/>
      <text:p text:style-name="P13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i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14">3 <text:s/></text:span></text:span><text:span text:style-name="ch2_5f_default.Text.Whitespace"><text:s text:c="4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(</text:span><text:span text:style-name="ch2_5f_default.Literal.Number.Float">25.5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Float">3.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Float">3.5</text:span><text:span text:style-name="ch2_5f_default.Text.Whitespace"> </text:span><text:span text:style-name="ch2_5f_default.Operator">*</text:span><text:span text:style-name="ch2_5f_default.Text.Whitespace"> </text:span><text:span text:style-name="ch2_5f_default.Literal.Number.Float">3.5</text:span><text:span text:style-name="ch2_5f_default.Punctuation">)</text:span><text:span text:style-name="ch2_5f_default.Text.Whitespace"> </text:span><text:span text:style-name="ch2_5f_default.Operator">/</text:span><text:span text:style-name="ch2_5f_default.Text.Whitespace"> </text:span><text:span text:style-name="ch2_5f_default.Punctuation">(</text:span><text:span text:style-name="ch2_5f_default.Literal.Number.Float">40.5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.Float">4.5</text:span><text:span text:style-name="ch2_5f_default.Punctuation">));</text:span></text:p>
      <text:p text:style-name="P13"><text:span text:style-name="ch2_5f_default.Text.Whitespace"><text:span text:style-name="T14">4 <text:s/></text:span></text:span><text:span text:style-name="ch2_5f_default.Text.Whitespace"><text:s text:c="4"/></text:span><text:span text:style-name="ch2_5f_default.Punctuation">}</text:span></text:p>
      <text:p text:style-name="P13"><text:soft-page-break/><text:span text:style-name="ch2_5f_default.Punctuation"><text:span text:style-name="T14">5 <text:s/></text:span></text:span><text:span text:style-name="ch2_5f_default.Punctuation">}</text:span></text:p>
      <text:p text:style-name="P4"/>
      <text:h text:style-name="Heading_20_1" text:outline-level="1"><text:span text:style-name="T3">10. </text:span>Write a Java program to compute a specified formula.</text:h>
      <text:p text:style-name="P4">4.0 * (1 - (1.0/3) + (1.0/5) - (1.0/7) + (1.0/9) - (1.0/11))<text:line-break/><text:line-break/>2.9760461760461765</text:p>
      <text:p text:style-name="P4"/>
      <text:p text:style-name="P13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j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3"><text:span text:style-name="ch2_5f_default.Text.Whitespace"><text:span text:style-name="T14">3 <text:s/></text:span></text:span><text:span text:style-name="ch2_5f_default.Text.Whitespace"><text:s text:c="4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Number.Float">4.0</text:span><text:span text:style-name="ch2_5f_default.Text.Whitespace"> </text:span><text:span text:style-name="ch2_5f_default.Operator">*</text:span><text:span text:style-name="ch2_5f_default.Text.Whitespace"> </text:span><text:span text:style-name="ch2_5f_default.Punctuation">(</text:span><text:span text:style-name="ch2_5f_default.Literal.Number.Integer">1</text:span><text:span text:style-name="ch2_5f_default.Text.Whitespace"> </text:span><text:span text:style-name="ch2_5f_default.Operator">-</text:span><text:span text:style-name="ch2_5f_default.Text.Whitespace"> </text:span><text:span text:style-name="ch2_5f_default.Punctuation">(</text:span><text:span text:style-name="ch2_5f_default.Literal.Number.Float">1.0</text:span><text:span text:style-name="ch2_5f_default.Operator">/</text:span><text:span text:style-name="ch2_5f_default.Literal.Number.Integer">3</text:span><text:span text:style-name="ch2_5f_default.Punctuation">)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Literal.Number.Float">1.0</text:span><text:span text:style-name="ch2_5f_default.Operator">/</text:span><text:span text:style-name="ch2_5f_default.Literal.Number.Integer">5</text:span><text:span text:style-name="ch2_5f_default.Punctuation">)</text:span><text:span text:style-name="ch2_5f_default.Text.Whitespace"> </text:span><text:span text:style-name="ch2_5f_default.Operator">-</text:span><text:span text:style-name="ch2_5f_default.Text.Whitespace"> </text:span><text:span text:style-name="ch2_5f_default.Punctuation">(</text:span><text:span text:style-name="ch2_5f_default.Literal.Number.Float">1.0</text:span><text:span text:style-name="ch2_5f_default.Operator">/</text:span><text:span text:style-name="ch2_5f_default.Literal.Number.Integer">7</text:span><text:span text:style-name="ch2_5f_default.Punctuation">)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Literal.Number.Float">1.0</text:span><text:span text:style-name="ch2_5f_default.Operator">/</text:span><text:span text:style-name="ch2_5f_default.Literal.Number.Integer">9</text:span><text:span text:style-name="ch2_5f_default.Punctuation">)</text:span><text:span text:style-name="ch2_5f_default.Text.Whitespace"> </text:span><text:span text:style-name="ch2_5f_default.Operator">-</text:span><text:span text:style-name="ch2_5f_default.Text.Whitespace"> </text:span><text:span text:style-name="ch2_5f_default.Punctuation">(</text:span><text:span text:style-name="ch2_5f_default.Literal.Number.Float">1.0</text:span><text:span text:style-name="ch2_5f_default.Operator">/</text:span><text:span text:style-name="ch2_5f_default.Literal.Number.Integer">11</text:span><text:span text:style-name="ch2_5f_default.Punctuation">)));</text:span></text:p>
      <text:p text:style-name="P13"><text:span text:style-name="ch2_5f_default.Text.Whitespace"><text:span text:style-name="T14">4 <text:s/></text:span></text:span><text:span text:style-name="ch2_5f_default.Text.Whitespace"><text:s text:c="4"/></text:span><text:span text:style-name="ch2_5f_default.Punctuation">}</text:span></text:p>
      <text:p text:style-name="P13"><text:span text:style-name="ch2_5f_default.Punctuation"><text:span text:style-name="T14">5 <text:s/></text:span></text:span><text:span text:style-name="ch2_5f_default.Punctuation">}</text:span></text:p>
      <text:p text:style-name="P4"/>
      <text:h text:style-name="Heading_20_1" text:outline-level="1"><text:span text:style-name="T4">11. </text:span>Write a Java program to print the area and perimeter of a circle.</text:h>
      <text:p text:style-name="P5">Radius = 7.5<text:line-break/>Perimeter is = 47.12388980384689<text:line-break/>Area is = 176.71458676442586</text:p>
      <text:p text:style-name="P5"/>
      <text:p text:style-name="P14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k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14">3 <text:s/></text:span></text:span><text:span text:style-name="ch2_5f_default.Text.Whitespace"><text:s text:c="8"/></text:span><text:span text:style-name="ch2_5f_default.Keyword.Type">double</text:span><text:span text:style-name="ch2_5f_default.Text.Whitespace"> </text:span><text:span text:style-name="ch2_5f_default.Name">radius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.Float">7.5</text:span><text:span text:style-name="ch2_5f_default.Punctuation">;</text:span></text:p>
      <text:p text:style-name="P14"><text:span text:style-name="ch2_5f_default.Text.Whitespace"><text:span text:style-name="T14">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Perimeter is =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Literal.Number.Integer">2</text:span><text:span text:style-name="ch2_5f_default.Text.Whitespace"> </text:span><text:span text:style-name="ch2_5f_default.Operator">*</text:span><text:span text:style-name="ch2_5f_default.Text.Whitespace"> </text:span><text:span text:style-name="ch2_5f_default.Name">radius</text:span><text:span text:style-name="ch2_5f_default.Text.Whitespace"> </text:span><text:span text:style-name="ch2_5f_default.Operator">*</text:span><text:span text:style-name="ch2_5f_default.Text.Whitespace"> </text:span><text:span text:style-name="ch2_5f_default.Name">Math</text:span><text:span text:style-name="ch2_5f_default.Punctuation">.</text:span><text:span text:style-name="ch2_5f_default.Name.Attribute">PI</text:span><text:span text:style-name="ch2_5f_default.Punctuation">));</text:span></text:p>
      <text:p text:style-name="P14"><text:span text:style-name="ch2_5f_default.Text.Whitespace"><text:span text:style-name="T14"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Area is =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Name">Math</text:span><text:span text:style-name="ch2_5f_default.Punctuation">.</text:span><text:span text:style-name="ch2_5f_default.Name.Attribute">PI</text:span><text:span text:style-name="ch2_5f_default.Text.Whitespace"> </text:span><text:span text:style-name="ch2_5f_default.Operator">*</text:span><text:span text:style-name="ch2_5f_default.Text.Whitespace"> </text:span><text:span text:style-name="ch2_5f_default.Name">radius</text:span><text:span text:style-name="ch2_5f_default.Text.Whitespace"> </text:span><text:span text:style-name="ch2_5f_default.Operator">*</text:span><text:span text:style-name="ch2_5f_default.Text.Whitespace"> </text:span><text:span text:style-name="ch2_5f_default.Name">radius</text:span><text:span text:style-name="ch2_5f_default.Punctuation">));</text:span></text:p>
      <text:p text:style-name="P14"><text:span text:style-name="ch2_5f_default.Text.Whitespace"><text:span text:style-name="T14">6 <text:s/></text:span></text:span><text:span text:style-name="ch2_5f_default.Text.Whitespace"><text:s text:c="4"/></text:span><text:span text:style-name="ch2_5f_default.Punctuation">}</text:span></text:p>
      <text:p text:style-name="P14"><text:span text:style-name="ch2_5f_default.Punctuation"><text:span text:style-name="T14">7 <text:s/></text:span></text:span><text:span text:style-name="ch2_5f_default.Punctuation">}</text:span></text:p>
      <text:p text:style-name="P5"/>
      <text:h text:style-name="P8" text:outline-level="1"><text:span text:style-name="T5">12. </text:span>Write a Java program that takes three numbers as input to calculate and print the average of the numbers.</text:h>
      <text:p text:style-name="P5"/>
      <text:p text:style-name="P14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4"><text:span text:style-name="ch2_5f_default.Text.Whitespace"><text:span text:style-name="T14"><text:s/>2 <text:s/></text:span></text:span></text:p>
      <text:p text:style-name="P14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l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4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Punctuation">,</text:span><text:span text:style-name="ch2_5f_default.Text.Whitespace"> </text:span><text:span text:style-name="ch2_5f_default.Name">b</text:span><text:span text:style-name="ch2_5f_default.Punctuation">,</text:span><text:span text:style-name="ch2_5f_default.Text.Whitespace"> </text:span><text:span text:style-name="ch2_5f_default.Name">c</text:span><text:span text:style-name="ch2_5f_default.Punctuation">;</text:span></text:p>
      <text:p text:style-name="P14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4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first number: "</text:span><text:span text:style-name="ch2_5f_default.Punctuation">);</text:span></text:p>
      <text:p text:style-name="P14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4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second number: "</text:span><text:span text:style-name="ch2_5f_default.Punctuation">);</text:span></text:p>
      <text:p text:style-name="P14"><text:span text:style-name="ch2_5f_default.Text.Whitespace"><text:span text:style-name="T14">10 <text:s/></text:span></text:span><text:span text:style-name="ch2_5f_default.Text.Whitespace"><text:s text:c="8"/>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4"><text:span text:style-name="ch2_5f_default.Text.Whitespace"><text:span text:style-name="T14">11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third number: "</text:span><text:span text:style-name="ch2_5f_default.Punctuation">);</text:span></text:p>
      <text:p text:style-name="P14"><text:span text:style-name="ch2_5f_default.Text.Whitespace"><text:span text:style-name="T14">12 <text:s/></text:span></text:span><text:span text:style-name="ch2_5f_default.Text.Whitespace"><text:s text:c="8"/></text:span><text:span text:style-name="ch2_5f_default.Name">c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4"><text:span text:style-name="ch2_5f_default.Text.Whitespace"><text:span text:style-name="T14">13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4"><text:soft-page-break/><text:span text:style-name="ch2_5f_default.Text.Whitespace"><text:span text:style-name="T14">14 <text:s/></text:span></text:span></text:p>
      <text:p text:style-name="P14"><text:span text:style-name="ch2_5f_default.Text.Whitespace"><text:span text:style-name="T14">1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The average of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,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, and "</text:span><text:span text:style-name="ch2_5f_default.Text.Whitespace"> </text:span><text:span text:style-name="ch2_5f_default.Operator">+</text:span><text:span text:style-name="ch2_5f_default.Text.Whitespace"> </text:span><text:span text:style-name="ch2_5f_default.Name">c</text:span><text:span text:style-name="ch2_5f_default.Text.Whitespace"> </text:span><text:span text:style-name="ch2_5f_default.Operator">+</text:span><text:span text:style-name="ch2_5f_default.Text.Whitespace"> </text:span><text:span text:style-name="ch2_5f_default.Literal.String">" is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Name">a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Text.Whitespace"> </text:span><text:span text:style-name="ch2_5f_default.Operator">+</text:span><text:span text:style-name="ch2_5f_default.Text.Whitespace"> </text:span><text:span text:style-name="ch2_5f_default.Name">c</text:span><text:span text:style-name="ch2_5f_default.Punctuation">)</text:span><text:span text:style-name="ch2_5f_default.Text.Whitespace"> </text:span><text:span text:style-name="ch2_5f_default.Operator">/</text:span><text:span text:style-name="ch2_5f_default.Text.Whitespace"> </text:span><text:span text:style-name="ch2_5f_default.Literal.Number.Integer">3</text:span><text:span text:style-name="ch2_5f_default.Punctuation">);</text:span></text:p>
      <text:p text:style-name="P14"><text:span text:style-name="ch2_5f_default.Text.Whitespace"><text:span text:style-name="T14">16 <text:s/></text:span></text:span><text:span text:style-name="ch2_5f_default.Text.Whitespace"><text:s text:c="4"/></text:span><text:span text:style-name="ch2_5f_default.Punctuation">}</text:span></text:p>
      <text:p text:style-name="P14"><text:span text:style-name="ch2_5f_default.Punctuation"><text:span text:style-name="T14">17 <text:s/></text:span></text:span><text:span text:style-name="ch2_5f_default.Punctuation">}</text:span></text:p>
      <text:p text:style-name="P5"/>
      <text:h text:style-name="Heading_20_1" text:outline-level="1"><text:span text:style-name="T6">13. </text:span>Write a Java program to print the area and perimeter of a rectangle.</text:h>
      <text:p text:style-name="P6">Width = 5.5 Height = 8.5<text:line-break/>Area is 5.6 * 8.5 = 47.60<text:line-break/>Perimeter is 2 * (5.6 + 8.5) = 28.20</text:p>
      <text:p text:style-name="P6"/>
      <text:p text:style-name="P15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5"><text:span text:style-name="ch2_5f_default.Text.Whitespace"><text:span text:style-name="T14"><text:s/>2 <text:s/></text:span></text:span></text:p>
      <text:p text:style-name="P15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m</text:span><text:span text:style-name="ch2_5f_default.Text.Whitespace"> </text:span><text:span text:style-name="ch2_5f_default.Punctuation">{</text:span></text:p>
      <text:p text:style-name="P15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5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double</text:span><text:span text:style-name="ch2_5f_default.Text.Whitespace"> </text:span><text:span text:style-name="ch2_5f_default.Name">width</text:span><text:span text:style-name="ch2_5f_default.Punctuation">,</text:span><text:span text:style-name="ch2_5f_default.Text.Whitespace"> </text:span><text:span text:style-name="ch2_5f_default.Name">height</text:span><text:span text:style-name="ch2_5f_default.Punctuation">;</text:span></text:p>
      <text:p text:style-name="P15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5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width: "</text:span><text:span text:style-name="ch2_5f_default.Punctuation">);</text:span></text:p>
      <text:p text:style-name="P15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width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Double</text:span><text:span text:style-name="ch2_5f_default.Punctuation">();</text:span></text:p>
      <text:p text:style-name="P15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height: "</text:span><text:span text:style-name="ch2_5f_default.Punctuation">);</text:span></text:p>
      <text:p text:style-name="P15"><text:span text:style-name="ch2_5f_default.Text.Whitespace"><text:span text:style-name="T14">10 <text:s/></text:span></text:span><text:span text:style-name="ch2_5f_default.Text.Whitespace"><text:s text:c="8"/></text:span><text:span text:style-name="ch2_5f_default.Name">height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Double</text:span><text:span text:style-name="ch2_5f_default.Punctuation">();</text:span></text:p>
      <text:p text:style-name="P15"><text:span text:style-name="ch2_5f_default.Text.Whitespace"><text:span text:style-name="T14">11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5"><text:span text:style-name="ch2_5f_default.Text.Whitespace"><text:span text:style-name="T14">12 <text:s/></text:span></text:span></text:p>
      <text:p text:style-name="P15"><text:span text:style-name="ch2_5f_default.Text.Whitespace"><text:span text:style-name="T14">1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Area is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Name">width</text:span><text:span text:style-name="ch2_5f_default.Text.Whitespace"> </text:span><text:span text:style-name="ch2_5f_default.Operator">*</text:span><text:span text:style-name="ch2_5f_default.Text.Whitespace"> </text:span><text:span text:style-name="ch2_5f_default.Name">height</text:span><text:span text:style-name="ch2_5f_default.Punctuation">));</text:span></text:p>
      <text:p text:style-name="P15"><text:span text:style-name="ch2_5f_default.Text.Whitespace"><text:span text:style-name="T14">1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Perimeter is "</text:span><text:span text:style-name="ch2_5f_default.Text.Whitespace"> </text:span><text:span text:style-name="ch2_5f_default.Operator">+</text:span><text:span text:style-name="ch2_5f_default.Text.Whitespace"> </text:span><text:span text:style-name="ch2_5f_default.Punctuation">(</text:span><text:span text:style-name="ch2_5f_default.Literal.Number.Integer">2</text:span><text:span text:style-name="ch2_5f_default.Text.Whitespace"> </text:span><text:span text:style-name="ch2_5f_default.Operator">*</text:span><text:span text:style-name="ch2_5f_default.Text.Whitespace"> </text:span><text:span text:style-name="ch2_5f_default.Name">width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.Integer">2</text:span><text:span text:style-name="ch2_5f_default.Text.Whitespace"> </text:span><text:span text:style-name="ch2_5f_default.Operator">*</text:span><text:span text:style-name="ch2_5f_default.Text.Whitespace"> </text:span><text:span text:style-name="ch2_5f_default.Name">height</text:span><text:span text:style-name="ch2_5f_default.Punctuation">));</text:span></text:p>
      <text:p text:style-name="P15"><text:span text:style-name="ch2_5f_default.Text.Whitespace"><text:span text:style-name="T14">15 <text:s/></text:span></text:span><text:span text:style-name="ch2_5f_default.Text.Whitespace"><text:s text:c="4"/></text:span><text:span text:style-name="ch2_5f_default.Punctuation">}</text:span></text:p>
      <text:p text:style-name="P15"><text:span text:style-name="ch2_5f_default.Punctuation"><text:span text:style-name="T14">16 <text:s/></text:span></text:span><text:span text:style-name="ch2_5f_default.Punctuation">}</text:span></text:p>
      <text:p text:style-name="P6"/>
      <text:h text:style-name="Heading_20_1" text:outline-level="1"><text:span text:style-name="T7">14. </text:span>Write a Java program to print an American flag on the screen. Go to the editor</text:h>
      <text:p text:style-name="P6">* * * * * * ================================== <text:line-break/>* * * * * <text:span text:style-name="T10">* </text:span>=================================<text:span text:style-name="T10">=</text:span> <text:line-break/>* * * * * * ================================== <text:line-break/>* * * * * <text:span text:style-name="T9">* </text:span>================================== <text:line-break/>* * * * * *<text:span text:style-name="T9"> </text:span>================================== <text:line-break/>* * * * * <text:span text:style-name="T9">* </text:span>================================== <text:line-break/>* * * * * * ================================== <text:line-break/>* * * * * <text:span text:style-name="T9">* </text:span>================================== <text:line-break/>* * * * * * ================================== <text:line-break/>============================================== <text:line-break/>============================================== <text:line-break/>============================================== <text:line-break/><text:soft-page-break/>============================================== <text:line-break/>============================================== <text:line-break/>==============================================<text:line-break/></text:p>
      <text:p text:style-name="P15"><text:span text:style-name="ch2_5f_default.Keyword.Declaration"><text:span text:style-name="T15"><text:s/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n</text:span><text:span text:style-name="ch2_5f_default.Text.Whitespace"> </text:span><text:span text:style-name="ch2_5f_default.Punctuation">{</text:span></text:p>
      <text:p text:style-name="P15"><text:span text:style-name="ch2_5f_default.Text.Whitespace"><text:span text:style-name="T14"><text:s/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5"><text:span text:style-name="ch2_5f_default.Text.Whitespace"><text:span text:style-name="T14"><text:s/>3 <text:s/></text:span></text:span><text:span text:style-name="ch2_5f_default.Text.Whitespace"><text:s text:c="8"/></text:span><text:span text:style-name="ch2_5f_default.Comment.Single">// american flag</text:span></text:p>
      <text:p text:style-name="P15"><text:span text:style-name="ch2_5f_default.Text.Whitespace"><text:span text:style-name="T14"><text:s/>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<text:s/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* * * * * <text:s/>=================================="</text:span><text:span text:style-name="ch2_5f_default.Punctuation">);</text:span></text:p>
      <text:p text:style-name="P15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* * * * * <text:s/>=================================="</text:span><text:span text:style-name="ch2_5f_default.Punctuation">);</text:span></text:p>
      <text:p text:style-name="P15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10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11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12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* * * * * * =================================="</text:span><text:span text:style-name="ch2_5f_default.Punctuation">);</text:span></text:p>
      <text:p text:style-name="P15"><text:span text:style-name="ch2_5f_default.Text.Whitespace"><text:span text:style-name="T14">1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=============================================="</text:span><text:span text:style-name="ch2_5f_default.Punctuation">);</text:span></text:p>
      <text:p text:style-name="P15"><text:span text:style-name="ch2_5f_default.Text.Whitespace"><text:span text:style-name="T14">1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=============================================="</text:span><text:span text:style-name="ch2_5f_default.Punctuation">);</text:span></text:p>
      <text:p text:style-name="P15"><text:span text:style-name="ch2_5f_default.Text.Whitespace"><text:span text:style-name="T14">1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=============================================="</text:span><text:span text:style-name="ch2_5f_default.Punctuation">);</text:span></text:p>
      <text:p text:style-name="P15"><text:span text:style-name="ch2_5f_default.Text.Whitespace"><text:span text:style-name="T14">1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=============================================="</text:span><text:span text:style-name="ch2_5f_default.Punctuation">);</text:span></text:p>
      <text:p text:style-name="P15"><text:span text:style-name="ch2_5f_default.Text.Whitespace"><text:span text:style-name="T14">1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=============================================="</text:span><text:span text:style-name="ch2_5f_default.Punctuation">);</text:span></text:p>
      <text:p text:style-name="P15"><text:span text:style-name="ch2_5f_default.Text.Whitespace"><text:span text:style-name="T14">18 <text:s/></text:span></text:span><text:span text:style-name="ch2_5f_default.Text.Whitespace"><text:s text:c="4"/></text:span><text:span text:style-name="ch2_5f_default.Punctuation">}</text:span></text:p>
      <text:p text:style-name="P15"><text:span text:style-name="ch2_5f_default.Punctuation"><text:span text:style-name="T14">19 <text:s/></text:span></text:span><text:span text:style-name="ch2_5f_default.Punctuation">}</text:span></text:p>
      <text:p text:style-name="P6"/>
      <text:h text:style-name="Heading_20_1" text:outline-level="1"><text:span text:style-name="T7">15. </text:span>Write a Java program to swap two variables.</text:h>
      <text:p text:style-name="P6"/>
      <text:p text:style-name="P15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5"><text:span text:style-name="ch2_5f_default.Text.Whitespace"><text:span text:style-name="T14"><text:s/>2 <text:s/></text:span></text:span></text:p>
      <text:p text:style-name="P15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o</text:span><text:span text:style-name="ch2_5f_default.Text.Whitespace"> </text:span><text:span text:style-name="ch2_5f_default.Punctuation">{</text:span></text:p>
      <text:p text:style-name="P15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5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</text:span><text:span text:style-name="ch2_5f_default.Punctuation">,</text:span><text:span text:style-name="ch2_5f_default.Text.Whitespace"> </text:span><text:span text:style-name="ch2_5f_default.Name">b</text:span><text:span text:style-name="ch2_5f_default.Punctuation">;</text:span></text:p>
      <text:p text:style-name="P15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5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first number: "</text:span><text:span text:style-name="ch2_5f_default.Punctuation">);</text:span></text:p>
      <text:p text:style-name="P15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5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second number: "</text:span><text:span text:style-name="ch2_5f_default.Punctuation">);</text:span></text:p>
      <text:p text:style-name="P15"><text:span text:style-name="ch2_5f_default.Text.Whitespace"><text:span text:style-name="T14">10 <text:s/></text:span></text:span><text:span text:style-name="ch2_5f_default.Text.Whitespace"><text:s text:c="8"/>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5"><text:span text:style-name="ch2_5f_default.Text.Whitespace"><text:span text:style-name="T14">11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5"><text:span text:style-name="ch2_5f_default.Text.Whitespace"><text:span text:style-name="T14">12 <text:s/></text:span></text:span></text:p>
      <text:p text:style-name="P15"><text:span text:style-name="ch2_5f_default.Text.Whitespace"><text:span text:style-name="T14">13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c</text:span><text:span text:style-name="ch2_5f_default.Punctuation">;</text:span></text:p>
      <text:p text:style-name="P15"><text:span text:style-name="ch2_5f_default.Text.Whitespace"><text:span text:style-name="T14">14 <text:s/></text:span></text:span><text:span text:style-name="ch2_5f_default.Text.Whitespace"><text:s text:c="8"/></text:span><text:span text:style-name="ch2_5f_default.Name">c</text:span><text:span text:style-name="ch2_5f_default.Text.Whitespace"> </text:span><text:span text:style-name="ch2_5f_default.Operator">=</text:span><text:span text:style-name="ch2_5f_default.Text.Whitespace"> </text:span><text:span text:style-name="ch2_5f_default.Name">a</text:span><text:span text:style-name="ch2_5f_default.Punctuation">;</text:span></text:p>
      <text:p text:style-name="P15"><text:span text:style-name="ch2_5f_default.Text.Whitespace"><text:span text:style-name="T14">15 <text:s/></text:span></text:span><text:span text:style-name="ch2_5f_default.Text.Whitespace"><text:s text:c="8"/>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b</text:span><text:span text:style-name="ch2_5f_default.Punctuation">;</text:span></text:p>
      <text:p text:style-name="P15"><text:span text:style-name="ch2_5f_default.Text.Whitespace"><text:span text:style-name="T14">16 <text:s/></text:span></text:span><text:span text:style-name="ch2_5f_default.Text.Whitespace"><text:s text:c="8"/>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c</text:span><text:span text:style-name="ch2_5f_default.Punctuation">;</text:span></text:p>
      <text:p text:style-name="P15"><text:span text:style-name="ch2_5f_default.Text.Whitespace"><text:span text:style-name="T14">17 <text:s/></text:span></text:span></text:p>
      <text:p text:style-name="P15"><text:span text:style-name="ch2_5f_default.Text.Whitespace"><text:span text:style-name="T14">18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a = "</text:span><text:span text:style-name="ch2_5f_default.Text.Whitespace"> </text:span><text:span text:style-name="ch2_5f_default.Operator">+</text:span><text:span text:style-name="ch2_5f_default.Text.Whitespace"> </text:span><text:span text:style-name="ch2_5f_default.Name">a</text:span><text:span text:style-name="ch2_5f_default.Punctuation">);</text:span></text:p>
      <text:p text:style-name="P15"><text:span text:style-name="ch2_5f_default.Text.Whitespace"><text:span text:style-name="T14">19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b = "</text:span><text:span text:style-name="ch2_5f_default.Text.Whitespace"> </text:span><text:span text:style-name="ch2_5f_default.Operator">+</text:span><text:span text:style-name="ch2_5f_default.Text.Whitespace"> </text:span><text:span text:style-name="ch2_5f_default.Name">b</text:span><text:span text:style-name="ch2_5f_default.Punctuation">);</text:span></text:p>
      <text:p text:style-name="P15"><text:soft-page-break/><text:span text:style-name="ch2_5f_default.Text.Whitespace"><text:span text:style-name="T14">20 <text:s/></text:span></text:span><text:span text:style-name="ch2_5f_default.Text.Whitespace"><text:s text:c="4"/></text:span><text:span text:style-name="ch2_5f_default.Punctuation">}</text:span></text:p>
      <text:p text:style-name="P15"><text:span text:style-name="ch2_5f_default.Punctuation"><text:span text:style-name="T14">21 <text:s/></text:span></text:span><text:span text:style-name="ch2_5f_default.Punctuation">}</text:span></text:p>
      <text:p text:style-name="P6"/>
      <text:h text:style-name="Heading_20_1" text:outline-level="1"><text:span text:style-name="T7">16. </text:span>Write a Java program to print a face.</text:h>
      <text:p text:style-name="P24">+"""""+ <text:line-break/>[| o o |] <text:line-break/>| ^ | <text:line-break/>| '-' | <text:line-break/>+-----+</text:p>
      <text:p text:style-name="P24"/>
      <text:p text:style-name="P16"><text:span text:style-name="ch2_5f_default.Keyword.Declaration"><text:span text:style-name="T15">1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p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4">2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4">3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+\"\"\"\"\"\"\"+"</text:span><text:span text:style-name="ch2_5f_default.Punctuation">);</text:span></text:p>
      <text:p text:style-name="P16"><text:span text:style-name="ch2_5f_default.Text.Whitespace"><text:span text:style-name="T14">4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[| o o |]"</text:span><text:span text:style-name="ch2_5f_default.Punctuation">);</text:span></text:p>
      <text:p text:style-name="P16"><text:span text:style-name="ch2_5f_default.Text.Whitespace"><text:span text:style-name="T14"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| <text:s/>^ <text:s/>| "</text:span><text:span text:style-name="ch2_5f_default.Punctuation">);</text:span></text:p>
      <text:p text:style-name="P16"><text:span text:style-name="ch2_5f_default.Text.Whitespace"><text:span text:style-name="T14">6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| '-' | "</text:span><text:span text:style-name="ch2_5f_default.Punctuation">);</text:span></text:p>
      <text:p text:style-name="P16"><text:span text:style-name="ch2_5f_default.Text.Whitespace"><text:span text:style-name="T14"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 +-----+ "</text:span><text:span text:style-name="ch2_5f_default.Punctuation">);</text:span></text:p>
      <text:p text:style-name="P16"><text:span text:style-name="ch2_5f_default.Text.Whitespace"><text:span text:style-name="T14">8 <text:s/></text:span></text:span><text:span text:style-name="ch2_5f_default.Text.Whitespace"><text:s text:c="4"/></text:span><text:span text:style-name="ch2_5f_default.Punctuation">}</text:span></text:p>
      <text:p text:style-name="P16"><text:span text:style-name="ch2_5f_default.Text.Whitespace"><text:span text:style-name="T14">9 <text:s/></text:span></text:span><text:span text:style-name="ch2_5f_default.Punctuation">}</text:span><text:line-break/></text:p>
      <text:h text:style-name="Heading_20_1" text:outline-level="1"><text:span text:style-name="T8">17. </text:span>Write a Java program to add two binary numbers.</text:h>
      <text:p text:style-name="P7">Input Data:<text:line-break/>Input first binary number: 10<text:line-break/>Input second binary number: 11<text:line-break/>Sum of two binary numbers: 101</text:p>
      <text:p text:style-name="P7"/>
      <text:p text:style-name="P17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7"><text:span text:style-name="ch2_5f_default.Text.Whitespace"><text:span text:style-name="T14"><text:s/>2 <text:s/></text:span></text:span></text:p>
      <text:p text:style-name="P17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q</text:span><text:span text:style-name="ch2_5f_default.Text.Whitespace"> </text:span><text:span text:style-name="ch2_5f_default.Punctuation">{</text:span></text:p>
      <text:p text:style-name="P17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7"><text:span text:style-name="ch2_5f_default.Text.Whitespace"><text:span text:style-name="T14"><text:s/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Input the first binary number: "</text:span><text:span text:style-name="ch2_5f_default.Punctuation">);</text:span></text:p>
      <text:p text:style-name="P17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7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Line</text:span><text:span text:style-name="ch2_5f_default.Punctuation">();</text:span></text:p>
      <text:p text:style-name="P17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Input the second binary number: "</text:span><text:span text:style-name="ch2_5f_default.Punctuation">);</text:span></text:p>
      <text:p text:style-name="P17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Line</text:span><text:span text:style-name="ch2_5f_default.Punctuation">();</text:span></text:p>
      <text:p text:style-name="P17"><text:span text:style-name="ch2_5f_default.Text.Whitespace"><text:span text:style-name="T14">10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7"><text:span text:style-name="ch2_5f_default.Text.Whitespace"><text:span text:style-name="T14">11 <text:s/></text:span></text:span></text:p>
      <text:p text:style-name="P17"><text:span text:style-name="ch2_5f_default.Text.Whitespace"><text:span text:style-name="T14">12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_dec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parseInt</text:span><text:span text:style-name="ch2_5f_default.Punctuation">(</text:span><text:span text:style-name="ch2_5f_default.Name">a</text:span><text:span text:style-name="ch2_5f_default.Punctuation">,</text:span><text:span text:style-name="ch2_5f_default.Text.Whitespace"> </text:span><text:span text:style-name="ch2_5f_default.Literal.Number.Integer">2</text:span><text:span text:style-name="ch2_5f_default.Punctuation">);</text:span></text:p>
      <text:p text:style-name="P17"><text:span text:style-name="ch2_5f_default.Text.Whitespace"><text:span text:style-name="T14">13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b_dec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parseInt</text:span><text:span text:style-name="ch2_5f_default.Punctuation">(</text:span><text:span text:style-name="ch2_5f_default.Name">b</text:span><text:span text:style-name="ch2_5f_default.Punctuation">,</text:span><text:span text:style-name="ch2_5f_default.Text.Whitespace"> </text:span><text:span text:style-name="ch2_5f_default.Literal.Number.Integer">2</text:span><text:span text:style-name="ch2_5f_default.Punctuation">);</text:span></text:p>
      <text:p text:style-name="P17"><text:span text:style-name="ch2_5f_default.Text.Whitespace"><text:span text:style-name="T14">14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c_dec</text:span><text:span text:style-name="ch2_5f_default.Text.Whitespace"> </text:span><text:span text:style-name="ch2_5f_default.Operator">=</text:span><text:span text:style-name="ch2_5f_default.Text.Whitespace"> </text:span><text:span text:style-name="ch2_5f_default.Name">a_dec</text:span><text:span text:style-name="ch2_5f_default.Text.Whitespace"> </text:span><text:span text:style-name="ch2_5f_default.Operator">+</text:span><text:span text:style-name="ch2_5f_default.Text.Whitespace"> </text:span><text:span text:style-name="ch2_5f_default.Name">b_dec</text:span><text:span text:style-name="ch2_5f_default.Punctuation">;</text:span></text:p>
      <text:p text:style-name="P17"><text:span text:style-name="ch2_5f_default.Text.Whitespace"><text:span text:style-name="T14">15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c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toBinaryString</text:span><text:span text:style-name="ch2_5f_default.Punctuation">(</text:span><text:span text:style-name="ch2_5f_default.Name">c_dec</text:span><text:span text:style-name="ch2_5f_default.Punctuation">);</text:span></text:p>
      <text:p text:style-name="P17"><text:span text:style-name="ch2_5f_default.Text.Whitespace"><text:span text:style-name="T14">16 <text:s/></text:span></text:span></text:p>
      <text:p text:style-name="P17"><text:span text:style-name="ch2_5f_default.Text.Whitespace"><text:span text:style-name="T14">1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Sum of two binary numbers: "</text:span><text:span text:style-name="ch2_5f_default.Text.Whitespace"> </text:span><text:span text:style-name="ch2_5f_default.Operator">+</text:span><text:span text:style-name="ch2_5f_default.Text.Whitespace"> </text:span><text:span text:style-name="ch2_5f_default.Name">c</text:span><text:span text:style-name="ch2_5f_default.Punctuation">);</text:span></text:p>
      <text:p text:style-name="P17"><text:soft-page-break/><text:span text:style-name="ch2_5f_default.Text.Whitespace"><text:span text:style-name="T14">18 <text:s/></text:span></text:span><text:span text:style-name="ch2_5f_default.Text.Whitespace"><text:s text:c="4"/></text:span><text:span text:style-name="ch2_5f_default.Punctuation">}</text:span></text:p>
      <text:p text:style-name="P17"><text:span text:style-name="ch2_5f_default.Punctuation"><text:span text:style-name="T14">19 <text:s/></text:span></text:span><text:span text:style-name="ch2_5f_default.Punctuation">}</text:span></text:p>
      <text:p text:style-name="P7"/>
      <text:h text:style-name="Heading_20_1" text:outline-level="1"><text:span text:style-name="T8">18. </text:span>Write a Java program to multiply two binary numbers.</text:h>
      <text:p text:style-name="P7">Input Data:<text:line-break/>Input the first binary number: 10<text:line-break/>Input the second binary number: 11<text:line-break/>Product of two binary numbers: 110 </text:p>
      <text:p text:style-name="P7"/>
      <text:p text:style-name="P26"/>
      <text:p text:style-name="P18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8"><text:span text:style-name="ch2_5f_default.Text.Whitespace"><text:span text:style-name="T14"><text:s/>2 <text:s/></text:span></text:span></text:p>
      <text:p text:style-name="P18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q</text:span><text:span text:style-name="ch2_5f_default.Text.Whitespace"> </text:span><text:span text:style-name="ch2_5f_default.Punctuation">{</text:span></text:p>
      <text:p text:style-name="P18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8"><text:span text:style-name="ch2_5f_default.Text.Whitespace"><text:span text:style-name="T14"><text:s/>5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Input the first binary number: "</text:span><text:span text:style-name="ch2_5f_default.Punctuation">);</text:span></text:p>
      <text:p text:style-name="P18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8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a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Line</text:span><text:span text:style-name="ch2_5f_default.Punctuation">();</text:span></text:p>
      <text:p text:style-name="P18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Input the second binary number: "</text:span><text:span text:style-name="ch2_5f_default.Punctuation">);</text:span></text:p>
      <text:p text:style-name="P18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b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Line</text:span><text:span text:style-name="ch2_5f_default.Punctuation">();</text:span></text:p>
      <text:p text:style-name="P18"><text:span text:style-name="ch2_5f_default.Text.Whitespace"><text:span text:style-name="T14">10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8"><text:span text:style-name="ch2_5f_default.Text.Whitespace"><text:span text:style-name="T14">11 <text:s/></text:span></text:span></text:p>
      <text:p text:style-name="P18"><text:span text:style-name="ch2_5f_default.Text.Whitespace"><text:span text:style-name="T14">12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a_dec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parseInt</text:span><text:span text:style-name="ch2_5f_default.Punctuation">(</text:span><text:span text:style-name="ch2_5f_default.Name">a</text:span><text:span text:style-name="ch2_5f_default.Punctuation">,</text:span><text:span text:style-name="ch2_5f_default.Text.Whitespace"> </text:span><text:span text:style-name="ch2_5f_default.Literal.Number.Integer">2</text:span><text:span text:style-name="ch2_5f_default.Punctuation">);</text:span></text:p>
      <text:p text:style-name="P18"><text:span text:style-name="ch2_5f_default.Text.Whitespace"><text:span text:style-name="T14">13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b_dec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parseInt</text:span><text:span text:style-name="ch2_5f_default.Punctuation">(</text:span><text:span text:style-name="ch2_5f_default.Name">b</text:span><text:span text:style-name="ch2_5f_default.Punctuation">,</text:span><text:span text:style-name="ch2_5f_default.Text.Whitespace"> </text:span><text:span text:style-name="ch2_5f_default.Literal.Number.Integer">2</text:span><text:span text:style-name="ch2_5f_default.Punctuation">);</text:span></text:p>
      <text:p text:style-name="P18"><text:span text:style-name="ch2_5f_default.Text.Whitespace"><text:span text:style-name="T14">14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c_dec</text:span><text:span text:style-name="ch2_5f_default.Text.Whitespace"> </text:span><text:span text:style-name="ch2_5f_default.Operator">=</text:span><text:span text:style-name="ch2_5f_default.Text.Whitespace"> </text:span><text:span text:style-name="ch2_5f_default.Name">a_dec</text:span><text:span text:style-name="ch2_5f_default.Text.Whitespace"> </text:span><text:span text:style-name="ch2_5f_default.Operator">*</text:span><text:span text:style-name="ch2_5f_default.Text.Whitespace"> </text:span><text:span text:style-name="ch2_5f_default.Name">b_dec</text:span><text:span text:style-name="ch2_5f_default.Punctuation">;</text:span></text:p>
      <text:p text:style-name="P18"><text:span text:style-name="ch2_5f_default.Text.Whitespace"><text:span text:style-name="T14">15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c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toBinaryString</text:span><text:span text:style-name="ch2_5f_default.Punctuation">(</text:span><text:span text:style-name="ch2_5f_default.Name">c_dec</text:span><text:span text:style-name="ch2_5f_default.Punctuation">);</text:span></text:p>
      <text:p text:style-name="P18"><text:span text:style-name="ch2_5f_default.Text.Whitespace"><text:span text:style-name="T14">16 <text:s/></text:span></text:span></text:p>
      <text:p text:style-name="P18"><text:span text:style-name="ch2_5f_default.Text.Whitespace"><text:span text:style-name="T14">1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Product of two binary numbers: "</text:span><text:span text:style-name="ch2_5f_default.Text.Whitespace"> </text:span><text:span text:style-name="ch2_5f_default.Operator">+</text:span><text:span text:style-name="ch2_5f_default.Text.Whitespace"> </text:span><text:span text:style-name="ch2_5f_default.Name">c</text:span><text:span text:style-name="ch2_5f_default.Punctuation">);</text:span></text:p>
      <text:p text:style-name="P18"><text:span text:style-name="ch2_5f_default.Text.Whitespace"><text:span text:style-name="T14">18 <text:s/></text:span></text:span><text:span text:style-name="ch2_5f_default.Text.Whitespace"><text:s text:c="4"/></text:span><text:span text:style-name="ch2_5f_default.Punctuation">}</text:span></text:p>
      <text:p text:style-name="P18"><text:span text:style-name="ch2_5f_default.Punctuation"><text:span text:style-name="T14">19 <text:s/></text:span></text:span><text:span text:style-name="ch2_5f_default.Punctuation">}</text:span></text:p>
      <text:p text:style-name="P26"/>
      <text:h text:style-name="Heading_20_1" text:outline-level="1"><text:span text:style-name="T8">19. </text:span>Write a Java program to convert a decimal number to binary number.</text:h>
      <text:p text:style-name="P7">Input Data:<text:line-break/>Input a Decimal Number : 5<text:line-break/>Binary number is: 101 </text:p>
      <text:p text:style-name="P7"/>
      <text:p text:style-name="P17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7"><text:span text:style-name="ch2_5f_default.Text.Whitespace"><text:span text:style-name="T14"><text:s/>2 <text:s/></text:span></text:span></text:p>
      <text:p text:style-name="P17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r</text:span><text:span text:style-name="ch2_5f_default.Text.Whitespace"> </text:span><text:span text:style-name="ch2_5f_default.Punctuation">{</text:span></text:p>
      <text:p text:style-name="P17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7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decimal</text:span><text:span text:style-name="ch2_5f_default.Punctuation">;</text:span></text:p>
      <text:p text:style-name="P17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7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a decimal number: "</text:span><text:span text:style-name="ch2_5f_default.Punctuation">);</text:span></text:p>
      <text:p text:style-name="P17"><text:soft-page-break/><text:span text:style-name="ch2_5f_default.Text.Whitespace"><text:span text:style-name="T14"><text:s/>8 <text:s/></text:span></text:span><text:span text:style-name="ch2_5f_default.Text.Whitespace"><text:s text:c="8"/></text:span><text:span text:style-name="ch2_5f_default.Name"><text:span text:style-name="T18">decimal</text:span></text:span><text:span text:style-name="ch2_5f_default.Text.Whitespace"> </text:span><text:span text:style-name="ch2_5f_default.Operator">=</text:span><text:span text:style-name="ch2_5f_default.Text.Whitespace"> </text:span><text:span text:style-name="ch2_5f_default.Name"><text:span text:style-name="T18">in</text:span></text:span><text:span text:style-name="ch2_5f_default.Punctuation"><text:span text:style-name="T18">.</text:span></text:span><text:span text:style-name="ch2_5f_default.Name.Attribute">nextInt</text:span><text:span text:style-name="ch2_5f_default.Punctuation"><text:span text:style-name="T18">();</text:span></text:span></text:p>
      <text:p text:style-name="P17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<text:span text:style-name="T18">in</text:span></text:span><text:span text:style-name="ch2_5f_default.Punctuation"><text:span text:style-name="T18">.</text:span></text:span><text:span text:style-name="ch2_5f_default.Name.Attribute">close</text:span><text:span text:style-name="ch2_5f_default.Punctuation"><text:span text:style-name="T18">();</text:span></text:span></text:p>
      <text:p text:style-name="P17"><text:span text:style-name="ch2_5f_default.Text.Whitespace"><text:span text:style-name="T14">10 <text:s/></text:span></text:span></text:p>
      <text:p text:style-name="P17"><text:span text:style-name="ch2_5f_default.Text.Whitespace"><text:span text:style-name="T14">11 <text:s/></text:span></text:span><text:span text:style-name="ch2_5f_default.Text.Whitespace"><text:s text:c="8"/></text:span><text:span text:style-name="ch2_5f_default.Name"><text:span text:style-name="T18">String</text:span></text:span><text:span text:style-name="ch2_5f_default.Text.Whitespace"> </text:span><text:span text:style-name="ch2_5f_default.Name"><text:span text:style-name="T18">binary</text:span></text:span><text:span text:style-name="ch2_5f_default.Text.Whitespace"> </text:span><text:span text:style-name="ch2_5f_default.Operator">=</text:span><text:span text:style-name="ch2_5f_default.Text.Whitespace"> </text:span><text:span text:style-name="ch2_5f_default.Name"><text:span text:style-name="T18">Integer</text:span></text:span><text:span text:style-name="ch2_5f_default.Punctuation"><text:span text:style-name="T18">.</text:span></text:span><text:span text:style-name="ch2_5f_default.Name.Attribute">toBinaryString</text:span><text:span text:style-name="ch2_5f_default.Punctuation"><text:span text:style-name="T18">(</text:span></text:span><text:span text:style-name="ch2_5f_default.Name"><text:span text:style-name="T18">decimal</text:span></text:span><text:span text:style-name="ch2_5f_default.Punctuation"><text:span text:style-name="T18">);</text:span></text:span></text:p>
      <text:p text:style-name="P17"><text:span text:style-name="ch2_5f_default.Text.Whitespace"><text:span text:style-name="T14">12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Binary number is: "</text:span><text:span text:style-name="ch2_5f_default.Text.Whitespace"> </text:span><text:span text:style-name="ch2_5f_default.Operator">+</text:span><text:span text:style-name="ch2_5f_default.Text.Whitespace"> </text:span><text:span text:style-name="ch2_5f_default.Name">binary</text:span><text:span text:style-name="ch2_5f_default.Punctuation">);</text:span></text:p>
      <text:p text:style-name="P17"><text:span text:style-name="ch2_5f_default.Text.Whitespace"><text:span text:style-name="T14">13 <text:s/></text:span></text:span><text:span text:style-name="ch2_5f_default.Text.Whitespace"><text:s text:c="4"/></text:span><text:span text:style-name="ch2_5f_default.Punctuation">}</text:span></text:p>
      <text:p text:style-name="P17"><text:span text:style-name="ch2_5f_default.Punctuation"><text:span text:style-name="T14">14 <text:s/></text:span></text:span><text:span text:style-name="ch2_5f_default.Punctuation"><text:span text:style-name="T11">}</text:span></text:span></text:p>
      <text:p text:style-name="P7"/>
      <text:h text:style-name="Heading_20_1" text:outline-level="1"><text:span text:style-name="T8">20. </text:span>Write a Java program to convert a decimal number to hexadecimal number.</text:h>
      <text:p text:style-name="P7">Input Data:<text:line-break/>Input a decimal number: 15<text:line-break/>Hexadecimal number is : F <text:line-break/></text:p>
      <text:p text:style-name="P17"><text:span text:style-name="ch2_5f_default.Keyword.Namespace"><text:span text:style-name="T15"><text:s/>1 <text:s/></text:span></text:span><text:span text:style-name="ch2_5f_default.Keyword.Namespace">import</text:span><text:span text:style-name="ch2_5f_default.Text.Whitespace"> </text:span><text:span text:style-name="ch2_5f_default.Name.Namespace">java.util.Scanner</text:span><text:span text:style-name="ch2_5f_default.Punctuation">;</text:span></text:p>
      <text:p text:style-name="P17"><text:span text:style-name="ch2_5f_default.Text.Whitespace"><text:span text:style-name="T14"><text:s/>2 <text:s/></text:span></text:span></text:p>
      <text:p text:style-name="P17"><text:span text:style-name="ch2_5f_default.Text.Whitespace"><text:span text:style-name="T14"><text:s/>3 <text:s/></text:span></text:span><text:span text:style-name="ch2_5f_default.Keyword.Declaration">public</text:span><text:span text:style-name="ch2_5f_default.Text.Whitespace"> </text:span><text:span text:style-name="ch2_5f_default.Keyword.Declaration">class</text:span><text:span text:style-name="ch2_5f_default.Text"> </text:span><text:span text:style-name="ch2_5f_default.Name.Class">s</text:span><text:span text:style-name="ch2_5f_default.Text.Whitespace"> </text:span><text:span text:style-name="ch2_5f_default.Punctuation">{</text:span></text:p>
      <text:p text:style-name="P17"><text:span text:style-name="ch2_5f_default.Text.Whitespace"><text:span text:style-name="T14"><text:s/>4 <text:s/></text:span></text:span><text:span text:style-name="ch2_5f_default.Text.Whitespace"><text:s text:c="4"/></text:span><text:span text:style-name="ch2_5f_default.Keyword.Declaration">public</text:span><text:span text:style-name="ch2_5f_default.Text.Whitespace"> </text:span><text:span text:style-name="ch2_5f_default.Keyword.Declaration">static</text:span><text:span text:style-name="ch2_5f_default.Text.Whitespace"> </text:span><text:span text:style-name="ch2_5f_default.Keyword.Type">void</text:span><text:span text:style-name="ch2_5f_default.Text.Whitespace"> </text:span><text:span text:style-name="ch2_5f_default.Name.Function">main</text:span><text:span text:style-name="ch2_5f_default.Punctuation">(</text:span><text:span text:style-name="ch2_5f_default.Name">String</text:span><text:span text:style-name="ch2_5f_default.Operator">[]</text:span><text:span text:style-name="ch2_5f_default.Text.Whitespace"> </text:span><text:span text:style-name="ch2_5f_default.Name">args</text:span><text:span text:style-name="ch2_5f_default.Punctuation">)</text:span><text:span text:style-name="ch2_5f_default.Text.Whitespace"> </text:span><text:span text:style-name="ch2_5f_default.Punctuation">{</text:span></text:p>
      <text:p text:style-name="P17"><text:span text:style-name="ch2_5f_default.Text.Whitespace"><text:span text:style-name="T14"><text:s/>5 <text:s/></text:span></text:span><text:span text:style-name="ch2_5f_default.Text.Whitespace"><text:s text:c="8"/></text:span><text:span text:style-name="ch2_5f_default.Keyword.Type">int</text:span><text:span text:style-name="ch2_5f_default.Text.Whitespace"> </text:span><text:span text:style-name="ch2_5f_default.Name">decimal</text:span><text:span text:style-name="ch2_5f_default.Punctuation">;</text:span></text:p>
      <text:p text:style-name="P17"><text:span text:style-name="ch2_5f_default.Text.Whitespace"><text:span text:style-name="T14"><text:s/>6 <text:s/></text:span></text:span><text:span text:style-name="ch2_5f_default.Text.Whitespace"><text:s text:c="8"/></text:span><text:span text:style-name="ch2_5f_default.Name">Scanner</text:span><text:span text:style-name="ch2_5f_default.Text.Whitespace"> </text:span><text:span text:style-name="ch2_5f_default.Name">in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Name">Scanner</text:span><text:span text:style-name="ch2_5f_default.Punctuation">(</text:span><text:span text:style-name="ch2_5f_default.Name">System</text:span><text:span text:style-name="ch2_5f_default.Punctuation">.</text:span><text:span text:style-name="ch2_5f_default.Name.Attribute">in</text:span><text:span text:style-name="ch2_5f_default.Punctuation">);</text:span></text:p>
      <text:p text:style-name="P17"><text:span text:style-name="ch2_5f_default.Text.Whitespace"><text:span text:style-name="T14"><text:s/>7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</text:span><text:span text:style-name="ch2_5f_default.Punctuation">(</text:span><text:span text:style-name="ch2_5f_default.Literal.String">"Input a decimal number: "</text:span><text:span text:style-name="ch2_5f_default.Punctuation">);</text:span></text:p>
      <text:p text:style-name="P17"><text:span text:style-name="ch2_5f_default.Text.Whitespace"><text:span text:style-name="T14"><text:s/>8 <text:s/></text:span></text:span><text:span text:style-name="ch2_5f_default.Text.Whitespace"><text:s text:c="8"/></text:span><text:span text:style-name="ch2_5f_default.Name">decimal</text:span><text:span text:style-name="ch2_5f_default.Text.Whitespace"> </text:span><text:span text:style-name="ch2_5f_default.Operator">=</text:span><text:span text:style-name="ch2_5f_default.Text.Whitespace"> </text:span><text:span text:style-name="ch2_5f_default.Name">in</text:span><text:span text:style-name="ch2_5f_default.Punctuation">.</text:span><text:span text:style-name="ch2_5f_default.Name.Attribute">nextInt</text:span><text:span text:style-name="ch2_5f_default.Punctuation">();</text:span></text:p>
      <text:p text:style-name="P17"><text:span text:style-name="ch2_5f_default.Text.Whitespace"><text:span text:style-name="T14"><text:s/>9 <text:s/></text:span></text:span><text:span text:style-name="ch2_5f_default.Text.Whitespace"><text:s text:c="8"/></text:span><text:span text:style-name="ch2_5f_default.Name">in</text:span><text:span text:style-name="ch2_5f_default.Punctuation">.</text:span><text:span text:style-name="ch2_5f_default.Name.Attribute">close</text:span><text:span text:style-name="ch2_5f_default.Punctuation">();</text:span></text:p>
      <text:p text:style-name="P17"><text:span text:style-name="ch2_5f_default.Text.Whitespace"><text:span text:style-name="T14">10 <text:s/></text:span></text:span></text:p>
      <text:p text:style-name="P17"><text:span text:style-name="ch2_5f_default.Text.Whitespace"><text:span text:style-name="T14">11 <text:s/></text:span></text:span><text:span text:style-name="ch2_5f_default.Text.Whitespace"><text:s text:c="8"/></text:span><text:span text:style-name="ch2_5f_default.Name">String</text:span><text:span text:style-name="ch2_5f_default.Text.Whitespace"> </text:span><text:span text:style-name="ch2_5f_default.Name">hex</text:span><text:span text:style-name="ch2_5f_default.Text.Whitespace"> </text:span><text:span text:style-name="ch2_5f_default.Operator">=</text:span><text:span text:style-name="ch2_5f_default.Text.Whitespace"> </text:span><text:span text:style-name="ch2_5f_default.Name">Integer</text:span><text:span text:style-name="ch2_5f_default.Punctuation">.</text:span><text:span text:style-name="ch2_5f_default.Name.Attribute">toHexString</text:span><text:span text:style-name="ch2_5f_default.Punctuation">(</text:span><text:span text:style-name="ch2_5f_default.Name">decimal</text:span><text:span text:style-name="ch2_5f_default.Punctuation">);</text:span></text:p>
      <text:p text:style-name="P17"><text:span text:style-name="ch2_5f_default.Text.Whitespace"><text:span text:style-name="T14">12 <text:s/></text:span></text:span><text:span text:style-name="ch2_5f_default.Text.Whitespace"><text:s text:c="8"/></text:span><text:span text:style-name="ch2_5f_default.Name">System</text:span><text:span text:style-name="ch2_5f_default.Punctuation">.</text:span><text:span text:style-name="ch2_5f_default.Name.Attribute">out</text:span><text:span text:style-name="ch2_5f_default.Punctuation">.</text:span><text:span text:style-name="ch2_5f_default.Name.Attribute">println</text:span><text:span text:style-name="ch2_5f_default.Punctuation">(</text:span><text:span text:style-name="ch2_5f_default.Literal.String">"Hexadecimal number is: "</text:span><text:span text:style-name="ch2_5f_default.Text.Whitespace"> </text:span><text:span text:style-name="ch2_5f_default.Operator">+</text:span><text:span text:style-name="ch2_5f_default.Text.Whitespace"> </text:span><text:span text:style-name="ch2_5f_default.Name">hex</text:span><text:span text:style-name="ch2_5f_default.Punctuation">);</text:span></text:p>
      <text:p text:style-name="P17"><text:span text:style-name="ch2_5f_default.Text.Whitespace"><text:span text:style-name="T14">13 <text:s/></text:span></text:span><text:span text:style-name="ch2_5f_default.Text.Whitespace"><text:s text:c="4"/></text:span><text:span text:style-name="ch2_5f_default.Punctuation">}</text:span></text:p>
      <text:p text:style-name="P17"><text:span text:style-name="ch2_5f_default.Punctuation"><text:span text:style-name="T14">14 <text:s/></text:span></text:span><text:span text:style-name="ch2_5f_default.Punctuation"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galite" svg:font-family="Egalite" style:font-adornments="Bold Italic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rinda" svg:font-family="Vrinda"/>
    <style:font-face style:name="Vrinda1" svg:font-family="Vrinda" style:font-family-generic="system" style:font-pitch="variable"/>
    <style:font-face style:name="Zoya" svg:font-family="Zoya" style:font-adornments="Bold" style:font-pitch="variable"/>
  </office:font-face-decls>
  <office:styles>
    <draw:fill-image draw:name="profile" xlink:href="Pictures/1000000000000438000004384858A836187C616B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Zoya" fo:font-family="Zoya" style:font-style-name="Bold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="0.06pt solid #000000"/>
      <style:text-properties style:font-name="Egalite" fo:font-family="Egalite" style:font-style-name="Bold Italic" style:font-pitch="variable" fo:font-size="14pt" fo:font-style="italic" fo:font-weight="800" style:font-size-asian="18pt" style:font-weight-asian="bold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Declaration" style:display-name="ch2_default.Keyword.Declaration" style:family="text" style:parent-style-name="ch2_5f_default.Keyword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" style:display-name="ch2_default.Name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Integer" style:display-name="ch2_default.Literal.Number.Integer" style:family="text" style:parent-style-name="ch2_5f_default.Literal.Number"/>
    <style:style style:name="ch2_5f_default.Keyword.Namespace" style:display-name="ch2_default.Keyword.Namespace" style:family="text" style:parent-style-name="ch2_5f_default.Keyword"/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Literal.Number.Float" style:display-name="ch2_default.Literal.Number.Float" style:family="text" style:parent-style-name="ch2_5f_default.Literal.Number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Single" style:display-name="ch2_default.Comment.Single" style:family="text" style:parent-style-name="ch2_5f_default.Comme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profile" draw:opacity="2%" style:repeat="stretch" style:footnote-max-height="0in" loext:margin-gutter="0in">
        <style:background-image xlink:href="Pictures/1000000000000438000004384858A836187C616B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rofile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1:14:00.910782670</meta:creation-date>
    <dc:date>2023-09-07T19:54:07.028368256</dc:date>
    <meta:editing-duration>PT25S</meta:editing-duration>
    <meta:editing-cycles>2</meta:editing-cycles>
    <meta:generator>LibreOffice/7.6.0.3$Linux_X86_64 LibreOffice_project/60$Build-3</meta:generator>
    <meta:document-statistic meta:table-count="0" meta:image-count="0" meta:object-count="0" meta:page-count="10" meta:paragraph-count="291" meta:word-count="1854" meta:character-count="11969" meta:non-whitespace-character-count="8686"/>
  </office:meta>
</office:document-meta>
</file>